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EventListener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EventListener.LoggingEventListener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EventListener.processEvent( 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gingEventListener.Logging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EventListener.LoggingEventListener( Log log , boolean skipFa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